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13261485921341393" text:style-name="L1">
        <text:list-item>
          <text:p text:style-name="P1">16 octobre 2014</text:p>
          <text:list>
            <text:list-item>
              <text:p text:style-name="P1">phase 1</text:p>
              <text:list>
                <text:list-item>
                  <text:p text:style-name="P1">stats</text:p>
                  <text:list>
                    <text:list-item>
                      <text:p text:style-name="P1">+ 1/3 chap (1,5 sections)</text:p>
                    </text:list-item>
                    <text:list-item>
                      <text:p text:style-name="P1">temps de travail : 30 min</text:p>
                    </text:list-item>
                    <text:list-item>
                      <text:p text:style-name="P1">nombre de pages (page up/down) : 5</text:p>
                    </text:list-item>
                    <text:list-item>
                      <text:p text:style-name="P1">total chapitres journée : 0,33</text:p>
                    </text:list-item>
                  </text:list>
                </text:list-item>
                <text:list-item>
                  <text:p text:style-name="P1">cours et avancement</text:p>
                  <text:list>
                    <text:list-item>
                      <text:p text:style-name="P1">cours : terminal linux sdz</text:p>
                    </text:list-item>
                    <text:list-item>
                      <text:p text:style-name="P1">chapitre courant : P2C7 (installer des programmes avec apt-get)</text:p>
                    </text:list-item>
                    <text:list-item>
                      <text:p text:style-name="P1">arrêté a : milieu section "les dépots"</text:p>
                    </text:list-item>
                  </text:list>
                </text:list-item>
              </text:list>
            </text:list-item>
            <text:list-item>
              <text:p text:style-name="P1">phase 2</text:p>
              <text:list>
                <text:list-item>
                  <text:p text:style-name="P1">stats</text:p>
                  <text:list>
                    <text:list-item>
                      <text:p text:style-name="P1">+ <text:s/>chap ( sections)</text:p>
                    </text:list-item>
                    <text:list-item>
                      <text:p text:style-name="P1">temps de travail : </text:p>
                    </text:list-item>
                    <text:list-item>
                      <text:p text:style-name="P1">nombre de pages (page up/down) : </text:p>
                    </text:list-item>
                    <text:list-item>
                      <text:p text:style-name="P1">total chapitres journée : </text:p>
                    </text:list-item>
                  </text:list>
                </text:list-item>
                <text:list-item>
                  <text:p text:style-name="P1">cours et avancement</text:p>
                  <text:list>
                    <text:list-item>
                      <text:p text:style-name="P1">cours : </text:p>
                    </text:list-item>
                    <text:list-item>
                      <text:p text:style-name="P1">chapitre courant : </text:p>
                    </text:list-item>
                    <text:list-item>
                      <text:p text:style-name="P1">arrêté a : 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yntaxe type a c/c :</text:p>
      <text:list xml:id="list1508196121" text:continue-numbering="true" text:style-name="L1">
        <text:list-item>
          <text:list>
            <text:list-item>
              <text:p text:style-name="P1">phase </text:p>
              <text:list>
                <text:list-item>
                  <text:p text:style-name="P1">stats</text:p>
                  <text:list>
                    <text:list-item>
                      <text:p text:style-name="P1">+ <text:s/>chap ( sections)</text:p>
                    </text:list-item>
                    <text:list-item>
                      <text:p text:style-name="P1">temps de travail : </text:p>
                    </text:list-item>
                    <text:list-item>
                      <text:p text:style-name="P1">nombre de pages (page up/down) : </text:p>
                    </text:list-item>
                    <text:list-item>
                      <text:p text:style-name="P1">total chapitres journée : </text:p>
                    </text:list-item>
                  </text:list>
                </text:list-item>
                <text:list-item>
                  <text:p text:style-name="P1">cours et avancement</text:p>
                  <text:list>
                    <text:list-item>
                      <text:p text:style-name="P1">cours : </text:p>
                    </text:list-item>
                    <text:list-item>
                      <text:p text:style-name="P1">chapitre courant : </text:p>
                    </text:list-item>
                    <text:list-item>
                      <text:p text:style-name="P1">arrêté a :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6T13:09:24</meta:creation-date>
    <meta:generator>OpenOffice/4.0.0$Unix OpenOffice.org_project/400m3$Build-9702</meta:generator>
    <dc:date>2014-10-16T13:17:29</dc:date>
    <dc:creator>yjfjyf jjku</dc:creator>
    <meta:editing-duration>PT8M6S</meta:editing-duration>
    <meta:editing-cycles>9</meta:editing-cycles>
    <meta:document-statistic meta:table-count="0" meta:image-count="0" meta:object-count="0" meta:page-count="1" meta:paragraph-count="32" meta:word-count="152" meta:character-count="669"/>
  </office:meta>
</office:document-meta>
</file>